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6.608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gr39" style:family="graphic" style:parent-style-name="standard">
      <style:graphic-properties draw:fill="solid" draw:fill-color="#00ffff" draw:textarea-horizontal-align="justify" draw:textarea-vertical-align="middle" draw:auto-grow-height="false"/>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svg:stroke-width="0.102cm" draw:textarea-horizontal-align="justify" draw:textarea-vertical-align="middle" draw:auto-grow-height="false" fo:padding-top="0.176cm" fo:padding-bottom="0.176cm" fo:padding-left="0.301cm" fo:padding-right="0.301cm"/>
    </style:style>
    <style:style style:name="gr42" style:family="graphic" style:parent-style-name="objectwithoutfill">
      <style:graphic-properties svg:stroke-width="0.152cm" draw:marker-start-width="0.275cm" draw:marker-end="Arrow" draw:marker-end-width="0.381cm" draw:fill="none" draw:textarea-vertical-align="middle" fo:padding-top="0.201cm" fo:padding-bottom="0.201cm" fo:padding-left="0.326cm" fo:padding-right="0.326cm"/>
    </style:style>
    <style:style style:name="gr43" style:family="graphic" style:parent-style-name="objectwithoutfill">
      <style:graphic-properties svg:stroke-width="0.152cm" draw:marker-start="Arrow" draw:marker-start-width="0.483cm" draw:marker-end="" draw:marker-end-width="0.381cm" draw:fill="none" draw:textarea-vertical-align="middle" fo:padding-top="0.201cm" fo:padding-bottom="0.201cm" fo:padding-left="0.326cm" fo:padding-right="0.326cm"/>
    </style:style>
    <style:style style:name="gr44" style:family="graphic" style:parent-style-name="objectwithoutfill">
      <style:graphic-properties svg:stroke-width="0.102cm" draw:fill="none" draw:textarea-vertical-align="middle" fo:padding-top="0.176cm" fo:padding-bottom="0.176cm" fo:padding-left="0.301cm" fo:padding-right="0.301cm"/>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paragraph-properties fo:text-align="center"/>
      <style:text-properties fo:color="#000000" fo:font-size="18pt" style:font-size-asian="18pt"/>
    </style:style>
    <style:style style:name="P30" style:family="paragraph">
      <style:paragraph-properties fo:text-align="start"/>
      <style:text-properties fo:font-family="'VL Gothic'" style:font-family-generic="swiss" style:font-pitch="variable"/>
    </style:style>
    <style:style style:name="P31" style:family="paragraph">
      <style:paragraph-properties fo:text-align="center"/>
      <style:text-properties fo:font-family="'VL Gothic'" style:font-family-generic="swiss" style:font-pitch="variable" fo:font-size="18pt"/>
    </style:style>
    <style:style style:name="P32" style:family="paragraph">
      <style:paragraph-properties fo:text-align="center"/>
      <style:text-properties fo:font-family="'VL Gothic'" style:font-family-generic="swiss" style:font-pitch="variable"/>
    </style:style>
    <style:style style:name="P33" style:family="paragraph">
      <style:paragraph-properties fo:text-align="start"/>
      <style:text-properties fo:font-family="'VL Gothic'" style:font-family-generic="swiss" style:font-pitch="variable" fo:font-size="18pt"/>
    </style:style>
    <style:style style:name="P34"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style:style>
    <style:style style:name="T23" style:family="text">
      <style:text-properties fo:font-family="'VL Gothic'" style:font-family-generic="swiss" style:font-pitch="variable" fo:font-size="18pt"/>
    </style:style>
    <style:style style:name="T24" style:family="text">
      <style:text-properties fo:font-family="'VL Gothic'" style:font-family-generic="swiss" style:font-pitch="variable" style:font-family-asian="'VL Gothic'"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6.912cm" svg:height="6.858cm" svg:x="0.516cm" svg:y="2.794cm">
          <draw:text-box>
            <text:p><text:span text:style-name="T3">instanceOop(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9.83cm" svg:y="3.048cm">
          <draw:text-box>
            <text:p><text:span text:style-name="T3">klassOop(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text:span text:style-name="T15">オブジェクト</text:span></text:p>
          <text:p text:style-name="P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or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24" draw:layer="layout" svg:width="3.677cm" svg:height="1.06cm" svg:x="17.913cm" svg:y="10.876cm">
          <draw:text-box>
            <text:p><text:span text:style-name="T17">方針を決定</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22" draw:layer="layout" svg:width="5.842cm" svg:height="1.734cm" svg:x="9.958cm" svg:y="11.698cm">
          <text:p text:style-name="P2"><text:span text:style-name="T15">VM</text:span><text:span text:style-name="T15">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 text:style-name="P18"><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19"><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30"><text:span text:style-name="T22">タスクの場所</text:span><text:span text:style-name="T22">: NULL</text:span></text:p>
          <text:p text:style-name="P30"><text:span text:style-name="T22">タスクの通し番号</text:span><text:span text:style-name="T22">: 0</text:span></text:p>
          <text:p text:style-name="P30"><text:span text:style-name="T22">実行ワーカー総数</text:span><text:span text:style-name="T22">: ?</text:span></text:p>
          <text:p text:style-name="P30"><text:span text:style-name="T22">実行完了ワーカー総数</text:span><text:span text:style-name="T22">: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31"><text:span text:style-name="T23">GangWorker</text:span></text:p>
          </draw:text-box>
        </draw:frame>
        <draw:frame draw:style-name="gr1" draw:text-style-name="P31" draw:layer="layout" svg:width="5.582cm" svg:height="1.06cm" svg:x="11.43cm" svg:y="1.27cm">
          <draw:text-box>
            <text:p text:style-name="P31"><text:span text:style-name="T23">AbstractWorkGang</text:span></text:p>
          </draw:text-box>
        </draw:frame>
        <draw:custom-shape draw:style-name="gr20" draw:text-style-name="P32"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31"><text:span text:style-name="T23">AbstractGangTask</text:span></text:p>
          </draw:text-box>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 text:style-name="P18"><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19"><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30"><text:span text:style-name="T22">タスクの場所</text:span><text:span text:style-name="T22">: NULL</text:span></text:p>
          <text:p text:style-name="P30"><text:span text:style-name="T22">タスクの通し番号</text:span><text:span text:style-name="T22">: 0</text:span></text:p>
          <text:p text:style-name="P30"><text:span text:style-name="T22">実行ワーカー総数</text:span><text:span text:style-name="T22">: ?</text:span></text:p>
          <text:p text:style-name="P30"><text:span text:style-name="T22">実行完了ワーカー総数</text:span><text:span text:style-name="T22">: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31"><text:span text:style-name="T23">GangWorker</text:span></text:p>
          </draw:text-box>
        </draw:frame>
        <draw:frame draw:style-name="gr1" draw:text-style-name="P31" draw:layer="layout" svg:width="5.582cm" svg:height="1.06cm" svg:x="11.43cm" svg:y="1.27cm">
          <draw:text-box>
            <text:p text:style-name="P31"><text:span text:style-name="T23">AbstractWorkGang</text:span></text:p>
          </draw:text-box>
        </draw:frame>
        <draw:custom-shape draw:style-name="gr20" draw:text-style-name="P32"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31"><text:span text:style-name="T23">AbstractGangTask</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 text:style-name="P18"><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0" draw:text-style-name="P19" draw:layer="layout" svg:width="1.778cm" svg:height="1.778cm" svg:x="11.23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2.407cm" svg:height="1.06cm" svg:x="10.922cm" svg:y="8.084cm">
          <draw:text-box>
            <text:p text:style-name="P31"><text:span text:style-name="T23">Client</text:span></text:p>
          </draw:text-box>
        </draw:frame>
        <draw:frame draw:style-name="gr1" draw:text-style-name="P31" draw:layer="layout" svg:width="5.582cm" svg:height="1.06cm" svg:x="11.43cm" svg:y="1.27cm">
          <draw:text-box>
            <text:p text:style-name="P31"><text:span text:style-name="T23">AbstractWorkGang</text:span></text:p>
          </draw:text-box>
        </draw:frame>
        <draw:custom-shape draw:style-name="gr20" draw:text-style-name="P32"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31"><text:span text:style-name="T23">AbstractGangTask</text:span></text:p>
          </draw:text-box>
        </draw:frame>
        <draw:custom-shape draw:style-name="gr40" draw:text-style-name="P30" draw:layer="layout" svg:width="7.738cm" svg:height="4.318cm" svg:x="13.208cm" svg:y="4.826cm">
          <text:p text:style-name="P30"><text:span text:style-name="T22">タスクの場所</text:span><text:span text:style-name="T22">: XX</text:span><text:span text:style-name="T22">番地</text:span></text:p>
          <text:p text:style-name="P30"><text:span text:style-name="T22">タスクの通し番号</text:span><text:span text:style-name="T22">: 1</text:span></text:p>
          <text:p text:style-name="P30"><text:span text:style-name="T22">実行ワーカー総数</text:span><text:span text:style-name="T22">: 0</text:span></text:p>
          <text:p text:style-name="P30"><text:span text:style-name="T22">実行完了ワーカー総数</text:span><text:span text:style-name="T22">: 0</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 text:style-name="P18"><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0" draw:text-style-name="P19" draw:layer="layout" svg:width="1.778cm" svg:height="1.778cm" svg:x="6.799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23.11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31"><text:span text:style-name="T23">AbstractWorkGang</text:span></text:p>
          </draw:text-box>
        </draw:frame>
        <draw:custom-shape draw:style-name="gr20" draw:text-style-name="P32"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31"><text:span text:style-name="T23">AbstractGangTask</text:span></text:p>
          </draw:text-box>
        </draw:frame>
        <draw:custom-shape draw:style-name="gr40" draw:text-style-name="P33" draw:layer="layout" svg:width="7.738cm" svg:height="4.318cm" svg:x="13.208cm" svg:y="4.826cm">
          <text:p text:style-name="P33"><text:span text:style-name="T22">タスクの場所</text:span><text:span text:style-name="T22">: XX</text:span><text:span text:style-name="T22">番地</text:span></text:p>
          <text:p text:style-name="P33"><text:span text:style-name="T22">タスクの通し番号</text:span><text:span text:style-name="T22">: 1</text:span></text:p>
          <text:p text:style-name="P33"><text:span text:style-name="T22">実行ワーカー総数</text:span><text:span text:style-name="T22">: 1</text:span></text:p>
          <text:p text:style-name="P33"><text:span text:style-name="T22">実行完了ワーカー総数</text:span><text:span text:style-name="T22">: 0</text:span></text:p>
          <draw:enhanced-geometry svg:viewBox="0 0 21600 21600" draw:type="rectangle" draw:enhanced-path="M 0 0 L 21600 0 21600 21600 0 21600 0 0 Z N"/>
        </draw:custom-shape>
        <draw:custom-shape draw:style-name="gr41" draw:text-style-name="P2" draw:layer="layout" svg:width="1.27cm" svg:height="1.524cm" svg:x="12.954cm" svg:y="9.398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14.224cm" svg:y1="8.636cm" svg:x2="13.716cm" svg:y2="10.16cm">
          <text:p/>
        </draw:line>
        <draw:custom-shape draw:style-name="gr41" draw:text-style-name="P2" draw:layer="layout" svg:width="1.27cm" svg:height="1.524cm" svg:x="25.146cm" svg:y="8.89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24.13cm" svg:y1="8.636cm" svg:x2="24.892cm" svg:y2="5.588cm">
          <text:p/>
        </draw:line>
        <presentation:notes draw:style-name="dp2">
          <office:forms form:automatic-focus="false" form:apply-design-mode="false"/>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 text:style-name="P18"><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0" draw:text-style-name="P1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0" draw:text-style-name="P32" draw:layer="layout" svg:width="4.572cm" svg:height="3.556cm" svg:x="22.86cm" svg:y="2.794cm">
          <text:p/>
          <draw:enhanced-geometry svg:viewBox="0 0 21600 21600" draw:type="rectangle" draw:enhanced-path="M 0 0 L 21600 0 21600 21600 0 21600 0 0 Z N"/>
        </draw:custom-shape>
        <draw:custom-shape draw:style-name="gr39" draw:text-style-name="P29" draw:layer="layout" svg:width="1.778cm" svg:height="1.778cm" svg:x="23.36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31"><text:span text:style-name="T23">AbstractWorkGang</text:span></text:p>
          </draw:text-box>
        </draw:frame>
        <draw:frame draw:style-name="gr1" draw:text-style-name="P31" draw:layer="layout" svg:width="5.582cm" svg:height="1.06cm" svg:x="22.304cm" svg:y="1.524cm">
          <draw:text-box>
            <text:p text:style-name="P31"><text:span text:style-name="T23">AbstractGangTask</text:span></text:p>
          </draw:text-box>
        </draw:frame>
        <draw:custom-shape draw:style-name="gr40" draw:text-style-name="P33" draw:layer="layout" svg:width="7.738cm" svg:height="4.318cm" svg:x="13.208cm" svg:y="4.826cm">
          <text:p text:style-name="P33"><text:span text:style-name="T22">タスクの場所</text:span><text:span text:style-name="T22">: XX</text:span><text:span text:style-name="T22">番地</text:span></text:p>
          <text:p text:style-name="P33"><text:span text:style-name="T22">タスクの通し番号</text:span><text:span text:style-name="T22">: 1</text:span></text:p>
          <text:p text:style-name="P33"><text:span text:style-name="T22">実行ワーカー総数</text:span><text:span text:style-name="T22">: 2</text:span></text:p>
          <text:p text:style-name="P33"><text:span text:style-name="T22">実行完了ワーカー総数</text:span><text:span text:style-name="T22">: 1</text:span></text:p>
          <draw:enhanced-geometry svg:viewBox="0 0 21600 21600" draw:type="rectangle" draw:enhanced-path="M 0 0 L 21600 0 21600 21600 0 21600 0 0 Z N"/>
        </draw:custom-shape>
        <draw:custom-shape draw:style-name="gr41" draw:text-style-name="P19" draw:layer="layout" svg:width="1.27cm" svg:height="1.524cm" svg:x="12.954cm" svg:y="9.398cm">
          <text:p text:style-name="P19">---</text:p>
          <text:p text:style-name="P19">---</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draw:custom-shape draw:style-name="gr41" draw:text-style-name="P19" draw:layer="layout" svg:width="1.27cm" svg:height="1.524cm" svg:x="25.4cm" svg:y="4.064cm">
          <text:p text:style-name="P19">---</text:p>
          <text:p text:style-name="P19">---</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presentation:notes draw:style-name="dp2">
          <office:forms form:automatic-focus="false" form:apply-design-mode="false"/>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8" draw:layer="layout" svg:width="2.407cm" svg:height="0.992cm" svg:x="18.167cm" svg:y="3.58cm">
          <draw:text-box>
            <text:p text:style-name="P18"><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0" draw:text-style-name="P19" draw:layer="layout" svg:width="1.778cm" svg:height="1.778cm" svg:x="18.54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0" draw:text-style-name="P34" draw:layer="layout" svg:width="4.572cm" svg:height="3.556cm" svg:x="22.86cm" svg:y="2.794cm">
          <text:p text:style-name="P34"><text:span text:style-name="T24"/></text:p>
          <text:p text:style-name="P34"><text:span text:style-name="T24"/></text:p>
          <text:p text:style-name="P34"><text:span text:style-name="T24"/></text:p>
          <text:p text:style-name="P34"><text:span text:style-name="T24">終わり</text:span></text:p>
          <draw:enhanced-geometry svg:viewBox="0 0 21600 21600" draw:type="rectangle" draw:enhanced-path="M 0 0 L 21600 0 21600 21600 0 21600 0 0 Z N"/>
        </draw:custom-shape>
        <draw:custom-shape draw:style-name="gr39" draw:text-style-name="P2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31"><text:span text:style-name="T23">AbstractWorkGang</text:span></text:p>
          </draw:text-box>
        </draw:frame>
        <draw:frame draw:style-name="gr1" draw:text-style-name="P31" draw:layer="layout" svg:width="5.582cm" svg:height="1.06cm" svg:x="22.304cm" svg:y="1.524cm">
          <draw:text-box>
            <text:p text:style-name="P31"><text:span text:style-name="T23">AbstractGangTask</text:span></text:p>
          </draw:text-box>
        </draw:frame>
        <draw:custom-shape draw:style-name="gr40" draw:text-style-name="P33" draw:layer="layout" svg:width="7.738cm" svg:height="4.318cm" svg:x="13.208cm" svg:y="4.826cm">
          <text:p text:style-name="P33"><text:span text:style-name="T22">タスクの場所</text:span><text:span text:style-name="T22">: XX</text:span><text:span text:style-name="T22">番地</text:span></text:p>
          <text:p text:style-name="P33"><text:span text:style-name="T22">タスクの通し番号</text:span><text:span text:style-name="T22">: 1</text:span></text:p>
          <text:p text:style-name="P33"><text:span text:style-name="T22">実行ワーカー総数</text:span><text:span text:style-name="T22">: 2</text:span></text:p>
          <text:p text:style-name="P33"><text:span text:style-name="T22">実行完了ワーカー総数</text:span><text:span text:style-name="T22">: 2</text:span></text:p>
          <draw:enhanced-geometry svg:viewBox="0 0 21600 21600" draw:type="rectangle" draw:enhanced-path="M 0 0 L 21600 0 21600 21600 0 21600 0 0 Z N"/>
        </draw:custom-shape>
        <draw:custom-shape draw:style-name="gr39" draw:text-style-name="P29" draw:layer="layout" svg:width="1.778cm" svg:height="1.778cm" svg:x="8.48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2.86cm" svg:y1="10.006cm" svg:x2="20.574cm" svg:y2="10.006cm">
          <text:p/>
        </draw:line>
        <draw:line draw:style-name="gr44" draw:text-style-name="P2" draw:layer="layout" svg:x1="22.606cm" svg:y1="2.684cm" svg:x2="27.686cm" svg:y2="6.45cm">
          <text:p/>
        </draw:line>
        <draw:line draw:style-name="gr44" draw:text-style-name="P2" draw:layer="layout" svg:x1="27.586cm" svg:y1="2.684cm" svg:x2="22.506cm" svg:y2="6.45cm">
          <text:p/>
        </draw:line>
        <presentation:notes draw:style-name="dp2">
          <office:forms form:automatic-focus="false" form:apply-design-mode="false"/>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2DT1H14M32S</meta:editing-duration>
    <meta:editing-cycles>32</meta:editing-cycles>
    <dc:date>2012-03-09T19:10:36</dc:date>
    <dc:creator>Narihiro Nakamura</dc:creator>
    <meta:generator>LibreOffice/3.4$Unix LibreOffice_project/340m1$Build-402</meta:generator>
    <meta:document-statistic meta:object-count="531"/>
  </office:meta>
</office:document-meta>
</file>